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>
      <style:text-properties fo:color="#0000ee" fo:language="none" fo:language-asian="none" fo:language-complex="none" style:text-underline-style="solid" style:text-underline-color="font-color"/>
    </style:style>
    <style:style style:name="P3" style:family="paragraph" style:parent-style-name="Normal">
      <style:paragraph-properties fo:margin-top="0.423cm"/>
    </style:style>
    <style:style style:name="T3_1" style:family="text"/>
    <style:style style:name="P4" style:family="paragraph" style:parent-style-name="Normal">
      <style:paragraph-properties fo:margin-top="0.423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Normal">
      <style:paragraph-properties fo:margin-top="0.423cm" fo:margin-bottom="0.423cm"/>
    </style:style>
    <style:style style:name="T5_1" style:family="text"/>
    <style:style style:name="P6" style:family="paragraph" style:parent-style-name="Normal"/>
    <style:style style:name="T6_1" style:family="text" style:parent-style-name="Normal"/>
    <style:style style:name="FR2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OSR<text:s/>Spellbooks<text:s/></text:span></text:h>
      <text:p text:style-name="P2"><text:span text:style-name="T2_1">Published<text:s/>Date<text:s/>:<text:s/>February<text:s/>4,<text:s/>2019</text:span><text:span text:style-name="T2_2"><text:line-break/></text:span><text:span text:style-name="T2_3">Author<text:s/>:<text:s/>plaguewind</text:span><text:span text:style-name="T2_4"><text:line-break/></text:span><text:span text:style-name="T2_5">Categories<text:s/>:<text:s/></text:span><text:span text:style-name="T2_6"><text:a xlink:type="simple" xlink:href="http://blog.unnamedproductioncompany.com/category/rpgreviews/"><text:span text:style-name="T2_7">PlagueWind's<text:s/>Quixotic<text:s/>Musings</text:span></text:a></text:span></text:p>
      <text:p text:style-name="P3"><text:span text:style-name="T3_1">Awesome<text:s/>new<text:s/>spellbooks.<text:s/>Made<text:s/>for<text:s/>OSR<text:s/>but<text:s/>easily<text:s/>convertible<text:s/>for<text:s/>5e.<text:s/>These<text:s/>bring<text:s/>in<text:s/>arcane<text:s/>schools<text:s/>of<text:s/>diabolism,<text:s/>elementalism,<text:s/>translocation,<text:s/>psychomancy,<text:s/>and<text:s/>vivimancy.<text:s/>The<text:s/>one<text:s/>on<text:s/>the<text:s/>right<text:s/>is<text:s/>Wonder<text:s/>and<text:s/>Wickedness.</text:span></text:p>
      <text:p text:style-name="P4"><draw:frame svg:x="0cm" svg:y="0cm" svg:width="14.182cm" svg:height="10.636cm" draw:style-name="FR1" text:anchor-type="as-char" draw:z-index="0"><draw:image xlink:href="Pictures/image1.png" xlink:type="simple" xlink:show="embed" xlink:actuate="onLoad"/></draw:frame></text:p>
      <text:p text:style-name="P5"><text:span text:style-name="T5_1"> </text:span></text:p>
      <text:p text:style-name="P6"><text:span text:style-name="T6_1"><draw:rect svg:x="0cm" svg:y="0cm" svg:width="16.51cm" svg:height="0.053cm" draw:style-name="FR2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